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12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397cm" svg:y1="6.715cm" svg:x2="2.016cm" svg:y2="8.62cm">
            <text:p/>
          </draw:line>
          <draw:line draw:style-name="gr1" draw:text-style-name="P1" draw:layer="layout" svg:x1="2.016cm" svg:y1="8.62cm" svg:x2="3.921cm" svg:y2="9.89cm">
            <text:p/>
          </draw:line>
          <draw:line draw:style-name="gr1" draw:text-style-name="P1" draw:layer="layout" svg:x1="5.064cm" svg:y1="8.112cm" svg:x2="3.921cm" svg:y2="9.89cm">
            <text:p/>
          </draw:line>
          <draw:line draw:style-name="gr1" draw:text-style-name="P1" draw:layer="layout" svg:x1="5.064cm" svg:y1="8.112cm" svg:x2="7.858cm" svg:y2="8.366cm">
            <text:p/>
          </draw:line>
          <draw:line draw:style-name="gr1" draw:text-style-name="P1" draw:layer="layout" svg:x1="8.874cm" svg:y1="4.556cm" svg:x2="8.874cm" svg:y2="6.715cm">
            <text:p/>
          </draw:line>
          <draw:line draw:style-name="gr1" draw:text-style-name="P1" draw:layer="layout" svg:x1="7.858cm" svg:y1="8.366cm" svg:x2="8.874cm" svg:y2="6.715cm">
            <text:p/>
          </draw:line>
          <draw:line draw:style-name="gr1" draw:text-style-name="P1" draw:layer="layout" svg:x1="6.842cm" svg:y1="2.778cm" svg:x2="9.255cm" svg:y2="2.143cm">
            <text:p/>
          </draw:line>
          <draw:line draw:style-name="gr1" draw:text-style-name="P1" draw:layer="layout" svg:x1="9.255cm" svg:y1="2.143cm" svg:x2="8.874cm" svg:y2="4.556cm">
            <text:p/>
          </draw:line>
          <draw:line draw:style-name="gr1" draw:text-style-name="P1" draw:layer="layout" svg:x1="2.397cm" svg:y1="6.715cm" svg:x2="2.651cm" svg:y2="4.302cm">
            <text:p/>
          </draw:line>
          <draw:line draw:style-name="gr1" draw:text-style-name="P1" draw:layer="layout" svg:x1="2.651cm" svg:y1="4.302cm" svg:x2="6.842cm" svg:y2="2.778cm">
            <text:p/>
          </draw:line>
          <draw:line draw:style-name="gr1" draw:text-style-name="P1" draw:layer="layout" svg:x1="5.191cm" svg:y1="5.446cm" svg:x2="6.843cm" svg:y2="2.779cm">
            <text:p/>
          </draw:line>
          <draw:line draw:style-name="gr1" draw:text-style-name="P1" draw:layer="layout" svg:x1="5.699cm" svg:y1="5.827cm" svg:x2="8.874cm" svg:y2="4.684cm">
            <text:p/>
          </draw:line>
          <draw:line draw:style-name="gr1" draw:text-style-name="P1" draw:layer="layout" svg:x1="2.398cm" svg:y1="6.716cm" svg:x2="2.017cm" svg:y2="8.621cm">
            <text:p/>
          </draw:line>
          <draw:line draw:style-name="gr1" draw:text-style-name="P1" draw:layer="layout" svg:x1="5.191cm" svg:y1="5.446cm" svg:x2="5.699cm" svg:y2="5.827cm">
            <text:p/>
          </draw:line>
          <draw:line draw:style-name="gr1" draw:text-style-name="P1" draw:layer="layout" svg:x1="5.699cm" svg:y1="5.827cm" svg:x2="5.064cm" svg:y2="8.113cm">
            <text:p/>
          </draw:line>
          <draw:line draw:style-name="gr1" draw:text-style-name="P1" draw:layer="layout" svg:x1="2.397cm" svg:y1="6.589cm" svg:x2="5.191cm" svg:y2="5.446cm">
            <text:p/>
          </draw:line>
          <draw:line draw:style-name="gr1" draw:text-style-name="P1" draw:layer="layout" svg:x1="8.875cm" svg:y1="4.557cm" svg:x2="8.875cm" svg:y2="6.716cm">
            <text:p/>
          </draw:line>
          <draw:line draw:style-name="gr1" draw:text-style-name="P1" draw:layer="layout" svg:x1="7.859cm" svg:y1="8.367cm" svg:x2="8.875cm" svg:y2="6.716cm">
            <text:p/>
          </draw:line>
        </draw:g>
        <draw:g>
          <draw:g>
            <draw:g>
              <draw:line draw:style-name="gr1" draw:text-style-name="P1" draw:layer="layout" svg:x1="12.302cm" svg:y1="6.968cm" svg:x2="14.842cm" svg:y2="6.46cm">
                <text:p/>
              </draw:line>
              <draw:line draw:style-name="gr1" draw:text-style-name="P1" draw:layer="layout" svg:x1="14.842cm" svg:y1="6.46cm" svg:x2="14.969cm" svg:y2="8.365cm">
                <text:p/>
              </draw:line>
              <draw:line draw:style-name="gr1" draw:text-style-name="P1" draw:layer="layout" svg:x1="14.842cm" svg:y1="6.46cm" svg:x2="16.493cm" svg:y2="4.809cm">
                <text:p/>
              </draw:line>
              <draw:line draw:style-name="gr1" draw:text-style-name="P1" draw:layer="layout" svg:x1="16.493cm" svg:y1="4.809cm" svg:x2="16.747cm" svg:y2="3.031cm">
                <text:p/>
              </draw:line>
              <draw:line draw:style-name="gr1" draw:text-style-name="P1" draw:layer="layout" svg:x1="16.493cm" svg:y1="4.809cm" svg:x2="18.779cm" svg:y2="4.809cm">
                <text:p/>
              </draw:line>
            </draw:g>
            <draw:line draw:style-name="gr1" draw:text-style-name="P1" draw:layer="layout" svg:x1="12.302cm" svg:y1="6.968cm" svg:x2="11.921cm" svg:y2="8.873cm">
              <text:p/>
            </draw:line>
            <draw:line draw:style-name="gr1" draw:text-style-name="P1" draw:layer="layout" svg:x1="11.921cm" svg:y1="8.873cm" svg:x2="13.826cm" svg:y2="10.143cm">
              <text:p/>
            </draw:line>
            <draw:line draw:style-name="gr1" draw:text-style-name="P1" draw:layer="layout" svg:x1="14.969cm" svg:y1="8.365cm" svg:x2="13.826cm" svg:y2="10.143cm">
              <text:p/>
            </draw:line>
            <draw:line draw:style-name="gr1" draw:text-style-name="P1" draw:layer="layout" svg:x1="14.969cm" svg:y1="8.365cm" svg:x2="17.763cm" svg:y2="8.619cm">
              <text:p/>
            </draw:line>
            <draw:line draw:style-name="gr1" draw:text-style-name="P1" draw:layer="layout" svg:x1="18.779cm" svg:y1="4.809cm" svg:x2="18.779cm" svg:y2="6.968cm">
              <text:p/>
            </draw:line>
            <draw:line draw:style-name="gr1" draw:text-style-name="P1" draw:layer="layout" svg:x1="17.763cm" svg:y1="8.619cm" svg:x2="18.779cm" svg:y2="6.968cm">
              <text:p/>
            </draw:line>
            <draw:line draw:style-name="gr1" draw:text-style-name="P1" draw:layer="layout" svg:x1="16.747cm" svg:y1="3.031cm" svg:x2="19.16cm" svg:y2="2.396cm">
              <text:p/>
            </draw:line>
            <draw:line draw:style-name="gr1" draw:text-style-name="P1" draw:layer="layout" svg:x1="19.16cm" svg:y1="2.396cm" svg:x2="18.779cm" svg:y2="4.809cm">
              <text:p/>
            </draw:line>
            <draw:line draw:style-name="gr1" draw:text-style-name="P1" draw:layer="layout" svg:x1="12.302cm" svg:y1="6.968cm" svg:x2="12.556cm" svg:y2="4.555cm">
              <text:p/>
            </draw:line>
            <draw:line draw:style-name="gr1" draw:text-style-name="P1" draw:layer="layout" svg:x1="12.556cm" svg:y1="4.555cm" svg:x2="16.747cm" svg:y2="3.031cm">
              <text:p/>
            </draw:line>
          </draw:g>
          <draw:g>
            <draw:g>
              <draw:line draw:style-name="gr1" draw:text-style-name="P1" draw:layer="layout" svg:x1="12.303cm" svg:y1="6.969cm" svg:x2="14.843cm" svg:y2="6.461cm">
                <text:p/>
              </draw:line>
              <draw:line draw:style-name="gr1" draw:text-style-name="P1" draw:layer="layout" svg:x1="14.843cm" svg:y1="6.461cm" svg:x2="14.97cm" svg:y2="8.366cm">
                <text:p/>
              </draw:line>
              <draw:line draw:style-name="gr1" draw:text-style-name="P1" draw:layer="layout" svg:x1="14.843cm" svg:y1="6.461cm" svg:x2="16.494cm" svg:y2="4.81cm">
                <text:p/>
              </draw:line>
              <draw:line draw:style-name="gr1" draw:text-style-name="P1" draw:layer="layout" svg:x1="16.494cm" svg:y1="4.81cm" svg:x2="16.748cm" svg:y2="3.032cm">
                <text:p/>
              </draw:line>
              <draw:line draw:style-name="gr1" draw:text-style-name="P1" draw:layer="layout" svg:x1="16.494cm" svg:y1="4.81cm" svg:x2="18.78cm" svg:y2="4.81cm">
                <text:p/>
              </draw:line>
            </draw:g>
            <draw:line draw:style-name="gr1" draw:text-style-name="P1" draw:layer="layout" svg:x1="12.303cm" svg:y1="6.969cm" svg:x2="11.922cm" svg:y2="8.874cm">
              <text:p/>
            </draw:line>
            <draw:line draw:style-name="gr1" draw:text-style-name="P1" draw:layer="layout" svg:x1="11.922cm" svg:y1="8.874cm" svg:x2="13.827cm" svg:y2="10.144cm">
              <text:p/>
            </draw:line>
            <draw:line draw:style-name="gr1" draw:text-style-name="P1" draw:layer="layout" svg:x1="14.97cm" svg:y1="8.366cm" svg:x2="13.827cm" svg:y2="10.144cm">
              <text:p/>
            </draw:line>
            <draw:line draw:style-name="gr1" draw:text-style-name="P1" draw:layer="layout" svg:x1="14.97cm" svg:y1="8.366cm" svg:x2="17.764cm" svg:y2="8.62cm">
              <text:p/>
            </draw:line>
            <draw:line draw:style-name="gr1" draw:text-style-name="P1" draw:layer="layout" svg:x1="18.78cm" svg:y1="4.81cm" svg:x2="18.78cm" svg:y2="6.969cm">
              <text:p/>
            </draw:line>
            <draw:line draw:style-name="gr1" draw:text-style-name="P1" draw:layer="layout" svg:x1="17.764cm" svg:y1="8.62cm" svg:x2="18.78cm" svg:y2="6.969cm">
              <text:p/>
            </draw:line>
            <draw:line draw:style-name="gr1" draw:text-style-name="P1" draw:layer="layout" svg:x1="16.748cm" svg:y1="3.032cm" svg:x2="19.161cm" svg:y2="2.397cm">
              <text:p/>
            </draw:line>
            <draw:line draw:style-name="gr1" draw:text-style-name="P1" draw:layer="layout" svg:x1="19.161cm" svg:y1="2.397cm" svg:x2="18.78cm" svg:y2="4.81cm">
              <text:p/>
            </draw:line>
            <draw:line draw:style-name="gr1" draw:text-style-name="P1" draw:layer="layout" svg:x1="12.303cm" svg:y1="6.969cm" svg:x2="12.557cm" svg:y2="4.556cm">
              <text:p/>
            </draw:line>
            <draw:line draw:style-name="gr1" draw:text-style-name="P1" draw:layer="layout" svg:x1="12.557cm" svg:y1="4.556cm" svg:x2="16.748cm" svg:y2="3.032cm">
              <text:p/>
            </draw:line>
          </draw:g>
        </draw:g>
        <draw:frame draw:style-name="gr2" draw:layer="layout" svg:width="0.127cm" svg:height="0.962cm" svg:x="2.524cm" svg:y="6.715cm">
          <draw:text-box>
            <text:p>1</text:p>
          </draw:text-box>
        </draw:frame>
        <draw:frame draw:style-name="gr3" draw:layer="layout" svg:width="0.853cm" svg:height="1.651cm" svg:x="6.243cm" svg:y="2.016cm">
          <draw:text-box>
            <text:p>2</text:p>
          </draw:text-box>
        </draw:frame>
        <draw:frame draw:style-name="gr4" draw:layer="layout" svg:width="0.853cm" svg:height="1.089cm" svg:x="8.783cm" svg:y="4.229cm">
          <draw:text-box>
            <text:p>3</text:p>
          </draw:text-box>
        </draw:frame>
        <draw:frame draw:style-name="gr5" draw:layer="layout" svg:width="0.853cm" svg:height="0.962cm" svg:x="4.302cm" svg:y="7.404cm">
          <draw:text-box>
            <text:p>4</text:p>
          </draw:text-box>
        </draw:frame>
        <draw:frame draw:style-name="gr2" draw:layer="layout" svg:width="0.889cm" svg:height="0.962cm" svg:x="11.541cm" svg:y="6.334cm">
          <draw:text-box>
            <text:p>1</text:p>
          </draw:text-box>
        </draw:frame>
        <draw:frame draw:style-name="gr5" draw:layer="layout" svg:width="0.853cm" svg:height="0.962cm" svg:x="14.752cm" svg:y="8.493cm">
          <draw:text-box>
            <text:p>4</text:p>
          </draw:text-box>
        </draw:frame>
        <draw:frame draw:style-name="gr3" draw:layer="layout" svg:width="0.853cm" svg:height="1.651cm" svg:x="16.022cm" svg:y="2.27cm">
          <draw:text-box>
            <text:p>2</text:p>
          </draw:text-box>
        </draw:frame>
        <draw:frame draw:style-name="gr4" draw:layer="layout" svg:width="0.853cm" svg:height="1.089cm" svg:x="18.689cm" svg:y="4.302cm">
          <draw:text-box>
            <text:p>3</text:p>
          </draw:text-box>
        </draw:frame>
        <draw:g>
          <draw:custom-shape draw:style-name="gr6" draw:text-style-name="P1" draw:layer="layout" svg:width="6.096cm" svg:height="3.81cm" svg:x="11.668cm" svg:y="15.85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line draw:style-name="gr1" draw:text-style-name="P1" draw:layer="layout" svg:x1="16.24cm" svg:y1="15.859cm" svg:x2="19.161cm" svg:y2="13.065cm">
            <text:p/>
          </draw:line>
          <draw:line draw:style-name="gr1" draw:text-style-name="P1" draw:layer="layout" svg:x1="17.764cm" svg:y1="17.764cm" svg:x2="20.177cm" svg:y2="17.637cm">
            <text:p/>
          </draw:line>
          <draw:line draw:style-name="gr1" draw:text-style-name="P1" draw:layer="layout" svg:x1="13.192cm" svg:y1="15.859cm" svg:x2="12.43cm" svg:y2="13.573cm">
            <text:p/>
          </draw:line>
          <draw:line draw:style-name="gr1" draw:text-style-name="P1" draw:layer="layout" svg:x1="11.668cm" svg:y1="17.764cm" svg:x2="8.874cm" svg:y2="17.002cm">
            <text:p/>
          </draw:line>
          <draw:line draw:style-name="gr1" draw:text-style-name="P1" draw:layer="layout" svg:x1="11.668cm" svg:y1="18.399cm" svg:x2="11.668cm" svg:y2="18.526cm">
            <text:p/>
          </draw:line>
          <draw:line draw:style-name="gr1" draw:text-style-name="P1" draw:layer="layout" svg:x1="13.192cm" svg:y1="19.669cm" svg:x2="11.922cm" svg:y2="21.32cm">
            <text:p/>
          </draw:line>
          <draw:line draw:style-name="gr1" draw:text-style-name="P1" draw:layer="layout" svg:x1="16.24cm" svg:y1="19.669cm" svg:x2="17.764cm" svg:y2="22.114cm">
            <text:p/>
          </draw:line>
        </draw:g>
        <draw:g>
          <draw:g>
            <draw:custom-shape draw:style-name="gr6" draw:text-style-name="P1" draw:layer="layout" svg:width="2.933cm" svg:height="5.929cm" svg:x="1.87cm" svg:y="14.989cm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1" draw:text-style-name="P1" draw:layer="layout" svg:x1="1.381cm" svg:y1="22.078cm" svg:x2="1.87cm" svg:y2="20.918cm">
              <text:p/>
            </draw:line>
            <draw:line draw:style-name="gr1" draw:text-style-name="P1" draw:layer="layout" svg:x1="4.803cm" svg:y1="20.918cm" svg:x2="5.699cm" svg:y2="22.336cm">
              <text:p/>
            </draw:line>
            <draw:line draw:style-name="gr1" draw:text-style-name="P1" draw:layer="layout" svg:x1="3.336cm" svg:y1="14.989cm" svg:x2="3.662cm" svg:y2="13.7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1T19:55:05.317531135</meta:creation-date>
    <dc:date>2015-04-21T20:11:58.103810440</dc:date>
    <meta:editing-duration>PT10M20S</meta:editing-duration>
    <meta:editing-cycles>2</meta:editing-cycles>
    <meta:generator>LibreOffice/4.2.7.2$Linux_X86_64 LibreOffice_project/420m0$Build-2</meta:generator>
    <meta:document-statistic meta:object-count="77"/>
  </office:meta>
</office:document-meta>
</file>